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等线" svg:font-family="等线" style:font-family-generic="system" style:font-pitch="variable" svg:panose-1="2 1 6 0 3 1 1 1 1 1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Droid Sans Mono" svg:font-family="Droid Sans Mono" style:font-family-generic="system"/>
    <style:font-face style:name="等线 Light" svg:font-family="等线 Light" style:font-family-generic="system" style:font-pitch="variable" svg:panose-1="2 1 6 0 3 1 1 1 1 1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默认段落字体" style:family="text">
      <style:text-properties style:font-name="Droid Sans Mono" fo:font-size="10.5pt" style:font-size-asian="10.5pt"/>
    </style:style>
  </office:automatic-styles>
  <office:body>
    <office:text text:use-soft-page-breaks="true">
      <text:p text:style-name="P1">1.Install env on LB：</text:p>
      <text:p text:style-name="Standard">sudo apt-get install tcl-dev</text:p>
      <text:p text:style-name="Standard">sudo apt-get install expect-dev</text:p>
      <text:p text:style-name="Standard">sudo apt-get install tcl-expect-dev</text:p>
      <text:p text:style-name="Standard"/>
      <text:p text:style-name="Standard">offline package – Zhihao</text:p>
      <text:p text:style-name="Standard">startup test with USB to check HDD code -- LiGang</text:p>
      <text:p text:style-name="Standard">server installation instruction –<text:s/>Zhihao<text:s/></text:p>
      <text:p text:style-name="Standard">loaded message to log server<text:s/>–<text:s/>GG</text:p>
      <text:p text:style-name="Standard">GUI for startup – ZhiHao / ligang</text:p>
      <text:p text:style-name="Standard">Delete after start<text:s/>–<text:s/>Zhihao</text:p>
      <text:p text:style-name="Standard"/>
      <text:p text:style-name="Standard"/>
      <text:p text:style-name="Standard">2.config</text:p>
      <text:p text:style-name="Standard">filename: the update file need to be copied</text:p>
      <text:p text:style-name="Standard">db.zip</text:p>
      <text:p text:style-name="Standard">wd.zip</text:p>
      <text:p text:style-name="Standard">ai.zip</text:p>
      <text:p text:style-name="Standard"/>
      <text:p text:style-name="Standard">ip: the server need to be<text:s/>updated</text:p>
      <text:p text:style-name="Standard">192.168.3.133</text:p>
      <text:p text:style-name="Standard">192.168.3.134</text:p>
      <text:p text:style-name="Standard"/>
      <text:p text:style-name="Standard">disk:the encrypted disk on USB disk</text:p>
      <text:p text:style-name="Standard">/dev/sda1</text:p>
      <text:p text:style-name="Standard"/>
      <text:p text:style-name="Standard">3.It should have test_db.py, test_system.py<text:s/>in the folder where you run the program.(the name of the folder should be “update <text:s/>at ~/”)</text:p>
      <text:p text:style-name="Standard"/>
      <text:p text:style-name="Standard">If the DB need to be updated, the DB.zip should be in the encrypted disk on USB disk and</text:p>
      <text:p text:style-name="Standard">test_db.py in the folder.</text:p>
      <text:p text:style-name="Standard">In test_db.py, if test is OK, it should return 200 : return “****”,200 .</text:p>
      <text:p text:style-name="Standard">In test_system.py, if test is OK, it should return 200 : return “****”,200 .</text:p>
      <text:p text:style-name="Standard">If need a pic, it should have pic.jpg<text:s/>in the folder. <text:s/></text:p>
      <text:p text:style-name="Standard"/>
      <text:p text:style-name="Standard">4.The name of folder in wd.zip<text:s/>should be “wd” the main program of wd should be “main.py”.</text:p>
      <text:p text:style-name="Standard">The name of folder in ai.zip should be “ai” the main program of wd should be “<text:span text:style-name="T2">combined_ai.py</text:span>”.</text:p>
      <text:p text:style-name="Standard">The name of folder in db.zip should be “db” the main program of wd should be “main.py”.</text:p>
      <text:p text:style-name="Standard">Zip should be done to folder<text:s/>with command: zip xxx.</text:p>
      <text:p text:style-name="Standard"/>
      <text:p text:style-name="Standard">5.In ex.cpp:</text:p>
      <text:p text:style-name="Standard">loc_ip = “the ip of LB” <text:s/></text:p>
      <text:p text:style-name="Standard">string loc_ip ="192.168.3.131";</text:p>
      <text:p text:style-name="Standard"/>
      <text:p text:style-name="Standard">user for both LB / AI: yc-pc</text:p>
      <text:p text:style-name="Standard"/>
      <text:p text:style-name="Standard">pass_pc[]=“the password of LB ”</text:p>
      <text:p text:style-name="Standard">char pass_pc[]="123456\n";</text:p>
      <text:p text:style-name="Standard"/>
      <text:p text:style-name="Standard">pass_ai[]=“the password of server ”</text:p>
      <text:p text:style-name="Standard">char pass_ai[]="123456\n";</text:p>
      <text:p text:style-name="Standard"/>
      <text:soft-page-break/>
      <text:p text:style-name="Standard">pass_disk[]=“the password of encrypted disk on server”</text:p>
      <text:p text:style-name="Standard">char pass_disk[]="123123\n";</text:p>
      <text:p text:style-name="Standard"/>
      <text:p text:style-name="Standard">pass_loc_disk[]=“the password of encrypted disk<text:s/>on USB disk”</text:p>
      <text:p text:style-name="Standard">char pass_loc_disk[]="123123\n"</text:p>
      <text:p text:style-name="Standard"/>
      <text:p text:style-name="Standard"/>
      <text:p text:style-name="Standard">6.用compile脚本来编译，编译前选安装环境</text:p>
      <text:p text:style-name="Standard"/>
      <text:p text:style-name="Standard">update<text:s/>用于更新（根据filename<text:s/>文件中的名字来更新<text:s/>如更新DB，filename应该有DB.zip,更新wd,filename应该有wd.zip）</text:p>
      <text:p text:style-name="Standard">test<text:s/>脚本用于测试<text:s/>（用test_db.py和test_wd.py测试）</text:p>
      <text:p text:style-name="Standard">retroversion用于回退（根据filename<text:s/>文件中的名字来回退<text:s/>如回退DB，filename应该有db.zip,回退wd,filename应该有wd.zip，回退ai,filename应该有ai.zip）</text:p>
      <text:p text:style-name="Standard">start用于启动（根据filename<text:s/>文件中的名字来启动<text:s/>如启动DB，filename应该有DB.zip,启动wd,filename应该有wd.zip）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等线" svg:font-family="等线" style:font-family-generic="system" style:font-pitch="variable" svg:panose-1="2 1 6 0 3 1 1 1 1 1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Droid Sans Mono" svg:font-family="Droid Sans Mono" style:font-family-generic="system"/>
    <style:font-face style:name="等线 Light" svg:font-family="等线 Light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等线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正文" style:display-name="正文" style:family="paragraph">
      <style:paragraph-properties fo:widows="0" fo:orphans="0" fo:text-align="justify"/>
      <style:text-properties fo:hyphenate="false"/>
    </style:style>
    <style:style style:name="默认段落字体" style:display-name="默认段落字体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列表" style:display-name="列表" style:family="paragraph" style:parent-style-name="Textbody">
      <style:text-properties fo:hyphenate="false"/>
    </style:style>
    <style:style style:name="题注" style:display-name="题注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LG</meta:initial-creator>
    <dc:creator>gang li</dc:creator>
    <meta:creation-date>2019-06-05T09:14:00Z</meta:creation-date>
    <dc:date>2019-06-05T12:04:00Z</dc:date>
    <meta:template xlink:href="Normal.dotm" xlink:type="simple"/>
    <meta:editing-cycles>13</meta:editing-cycles>
    <meta:editing-duration>PT10680S</meta:editing-duration>
    <meta:document-statistic meta:page-count="2" meta:paragraph-count="4" meta:word-count="305" meta:character-count="2041" meta:row-count="14" meta:non-whitespace-character-count="1740"/>
  </office:meta>
</office:document-meta>
</file>